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02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0882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/>
      <style:map style:condition="cell-content()&gt;1" style:apply-style-name="_32_x" style:base-cell-address="Sheet1.B3"/>
      <style:map style:condition="cell-content()=0.5" style:apply-style-name="_30_.5x" style:base-cell-address="Sheet1.B3"/>
      <style:map style:condition="cell-content()=0" style:apply-style-name="Untitled1" style:base-cell-address="Sheet1.B3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  <style:map style:condition="cell-content()&gt;1" style:apply-style-name="_32_x" style:base-cell-address="Sheet1.B3"/>
      <style:map style:condition="cell-content()=0.5" style:apply-style-name="_30_.5x" style:base-cell-address="Sheet1.B3"/>
      <style:map style:condition="cell-content()=0" style:apply-style-name="Untitled1" style:base-cell-address="Sheet1.B3"/>
    </style:style>
    <style:style style:name="ce3" style:family="table-cell" style:parent-style-name="Default">
      <style:table-cell-properties fo:background-color="#23ff23" style:text-align-source="fix" style:repeat-content="false" style:vertical-align="middle"/>
      <style:paragraph-properties fo:text-align="center"/>
      <style:text-properties style:text-position=""/>
      <style:map style:condition="cell-content()&gt;1" style:apply-style-name="_32_x" style:base-cell-address="Sheet1.B3"/>
      <style:map style:condition="cell-content()=0.5" style:apply-style-name="_30_.5x" style:base-cell-address="Sheet1.B3"/>
      <style:map style:condition="cell-content()=0" style:apply-style-name="Untitled1" style:base-cell-address="Sheet1.B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2" style:apply-style-name="_32_x" style:base-cell-address="Sheet1.C6"/>
      <style:map style:condition="cell-content()=0.5" style:apply-style-name="_30_.5x" style:base-cell-address="Sheet1.C6"/>
      <style:map style:condition="cell-content()=0" style:apply-style-name="Untitled1" style:base-cell-address="Sheet1.C6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&gt;1" style:apply-style-name="_32_x" style:base-cell-address="Sheet1.B3"/>
      <style:map style:condition="cell-content()=0.5" style:apply-style-name="_30_.5x" style:base-cell-address="Sheet1.B3"/>
      <style:map style:condition="cell-content()=0" style:apply-style-name="Untitled1" style:base-cell-address="Sheet1.B3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map style:condition="cell-content()&gt;1" style:apply-style-name="_32_x" style:base-cell-address="Sheet1.B3"/>
      <style:map style:condition="cell-content()=0.5" style:apply-style-name="_30_.5x" style:base-cell-address="Sheet1.B3"/>
      <style:map style:condition="cell-content()=0" style:apply-style-name="Untitled1" style:base-cell-address="Sheet1.B3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1" style:apply-style-name="_32_x" style:base-cell-address="Sheet1.B3"/>
      <style:map style:condition="cell-content()=0.5" style:apply-style-name="_30_.5x" style:base-cell-address="Sheet1.B3"/>
      <style:map style:condition="cell-content()=0" style:apply-style-name="Untitled1" style:base-cell-address="Sheet1.B3"/>
    </style:style>
    <style:style style:name="ce10" style:family="table-cell" style:parent-style-name="Default">
      <style:table-cell-properties fo:background-color="#23ff23" style:text-align-source="fix" style:repeat-content="false" style:vertical-align="middle"/>
      <style:paragraph-properties fo:text-align="center"/>
      <style:map style:condition="cell-content()&gt;1" style:apply-style-name="_32_x" style:base-cell-address="Sheet1.B3"/>
      <style:map style:condition="cell-content()=0.5" style:apply-style-name="_30_.5x" style:base-cell-address="Sheet1.B3"/>
      <style:map style:condition="cell-content()=0" style:apply-style-name="Untitled1" style:base-cell-address="Sheet1.B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=2" style:apply-style-name="_32_x" style:base-cell-address="Sheet1.C6"/>
      <style:map style:condition="cell-content()=0.5" style:apply-style-name="_30_.5x" style:base-cell-address="Sheet1.C6"/>
      <style:map style:condition="cell-content()=0" style:apply-style-name="Untitled1" style:base-cell-address="Sheet1.C6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&gt;1" style:apply-style-name="_32_x" style:base-cell-address="Sheet1.B3"/>
      <style:map style:condition="cell-content()=0.5" style:apply-style-name="_30_.5x" style:base-cell-address="Sheet1.B3"/>
      <style:map style:condition="cell-content()=0" style:apply-style-name="Untitled1" style:base-cell-address="Sheet1.B3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 table:number-columns-repeated="19"/>
        </table:table-row>
        <table:table-row table:style-name="ro3">
          <table:table-cell office:value-type="string">
            <text:p>V Att &gt; Def</text:p>
          </table:table-cell>
          <table:table-cell office:value-type="string">
            <text:p>MAGIC</text:p>
          </table:table-cell>
          <table:table-cell office:value-type="string">
            <text:p>LOYALTY</text:p>
          </table:table-cell>
          <table:table-cell office:value-type="string">
            <text:p>HONESTY</text:p>
          </table:table-cell>
          <table:table-cell office:value-type="string">
            <text:p>LAUGHTER</text:p>
          </table:table-cell>
          <table:table-cell office:value-type="string">
            <text:p>KINDNESS</text:p>
          </table:table-cell>
          <table:table-cell office:value-type="string">
            <text:p>GENEROSITY</text:p>
          </table:table-cell>
          <table:table-cell office:value-type="string">
            <text:p>CHAOS</text:p>
          </table:table-cell>
          <table:table-cell office:value-type="string">
            <text:p>NIGHT</text:p>
          </table:table-cell>
          <table:table-cell office:value-type="string">
            <text:p>SHADOW</text:p>
          </table:table-cell>
          <table:table-cell office:value-type="string">
            <text:p>SPIRIT</text:p>
          </table:table-cell>
          <table:table-cell office:value-type="string">
            <text:p>LOVE</text:p>
          </table:table-cell>
          <table:table-cell office:value-type="string">
            <text:p>PASSION</text:p>
          </table:table-cell>
          <table:table-cell office:value-type="string">
            <text:p>MUSIC</text:p>
          </table:table-cell>
          <table:table-cell office:value-type="string">
            <text:p>LIGHT</text:p>
          </table:table-cell>
          <table:table-cell/>
          <table:table-cell office:value-type="string">
            <text:p>Off. Power</text:p>
          </table:table-cell>
          <table:table-cell table:formula="of:=[$Sheet1.$A$20]" office:value-type="string" office:string-value="Def. Suscept.">
            <text:p>Def. Suscept.</text:p>
          </table:table-cell>
          <table:table-cell office:value-type="string">
            <text:p>Tot Power</text:p>
          </table:table-cell>
        </table:table-row>
        <table:table-row table:style-name="ro5">
          <table:table-cell office:value-type="string">
            <text:p>MAGIC</text:p>
          </table:table-cell>
          <table:table-cell table:style-name="ce1" office:value-type="float" office:value="0.5">
            <text:p>0.5</text:p>
          </table:table-cell>
          <table:table-cell table:style-name="ce3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/>
          <table:table-cell table:formula="of:=SUM([.B3:.O3])" office:value-type="float" office:value="15">
            <text:p>15</text:p>
          </table:table-cell>
          <table:table-cell table:formula="of:=[$Sheet1.$B$20]" office:value-type="float" office:value="15">
            <text:p>15</text:p>
          </table:table-cell>
          <table:table-cell table:formula="of:=[.Q3]-[.B20]" office:value-type="float" office:value="0">
            <text:p>0</text:p>
          </table:table-cell>
        </table:table-row>
        <table:table-row table:style-name="ro5">
          <table:table-cell office:value-type="string">
            <text:p>LOYALTY</text:p>
          </table:table-cell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/>
          <table:table-cell table:formula="of:=SUM([.B4:.O4])" office:value-type="float" office:value="16">
            <text:p>16</text:p>
          </table:table-cell>
          <table:table-cell table:formula="of:=[$Sheet1.$C$20]" office:value-type="float" office:value="16">
            <text:p>16</text:p>
          </table:table-cell>
          <table:table-cell table:formula="of:=[.Q4]-[.C20]" office:value-type="float" office:value="0">
            <text:p>0</text:p>
          </table:table-cell>
        </table:table-row>
        <table:table-row table:style-name="ro5">
          <table:table-cell office:value-type="string">
            <text:p>HONESTY</text:p>
          </table:table-cell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1" office:value-type="float" office:value="0.5">
            <text:p>0.5</text:p>
          </table:table-cell>
          <table:table-cell table:number-columns-repeated="2" table:style-name="ce2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/>
          <table:table-cell table:formula="of:=SUM([.B5:.O5])" office:value-type="float" office:value="14">
            <text:p>14</text:p>
          </table:table-cell>
          <table:table-cell table:formula="of:=[$Sheet1.$D$20]" office:value-type="float" office:value="15">
            <text:p>15</text:p>
          </table:table-cell>
          <table:table-cell table:formula="of:=[.Q5]-[.D20]" office:value-type="float" office:value="-1">
            <text:p>-1</text:p>
          </table:table-cell>
        </table:table-row>
        <table:table-row table:style-name="ro5">
          <table:table-cell office:value-type="string">
            <text:p>LAUGHTER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3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0.5">
            <text:p>0.5</text:p>
          </table:table-cell>
          <table:table-cell table:number-columns-repeated="3" table:style-name="ce6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/>
          <table:table-cell table:formula="of:=SUM([.B6:.O6])" office:value-type="float" office:value="15">
            <text:p>15</text:p>
          </table:table-cell>
          <table:table-cell table:formula="of:=[$Sheet1.$E$20]" office:value-type="float" office:value="16">
            <text:p>16</text:p>
          </table:table-cell>
          <table:table-cell table:formula="of:=[.Q6]-[.E20]" office:value-type="float" office:value="-1">
            <text:p>-1</text:p>
          </table:table-cell>
        </table:table-row>
        <table:table-row table:style-name="ro5">
          <table:table-cell office:value-type="string">
            <text:p>KINDNESS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.5">
            <text:p>0.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/>
          <table:table-cell table:formula="of:=SUM([.B7:.O7])" office:value-type="float" office:value="14">
            <text:p>14</text:p>
          </table:table-cell>
          <table:table-cell table:formula="of:=[$Sheet1.$F$20]" office:value-type="float" office:value="14.5">
            <text:p>14.5</text:p>
          </table:table-cell>
          <table:table-cell table:formula="of:=[.Q7]-[.F20]" office:value-type="float" office:value="-0.5">
            <text:p>-0.5</text:p>
          </table:table-cell>
        </table:table-row>
        <table:table-row table:style-name="ro5">
          <table:table-cell office:value-type="string">
            <text:p>GENEROSITY</text:p>
          </table:table-cell>
          <table:table-cell table:number-columns-repeated="2" table:style-name="ce2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/>
          <table:table-cell table:formula="of:=SUM([.B8:.O8])" office:value-type="float" office:value="14.5">
            <text:p>14.5</text:p>
          </table:table-cell>
          <table:table-cell table:formula="of:=[$Sheet1.$G$20]" office:value-type="float" office:value="15">
            <text:p>15</text:p>
          </table:table-cell>
          <table:table-cell table:formula="of:=[.Q8]-[.G20]" office:value-type="float" office:value="-0.5">
            <text:p>-0.5</text:p>
          </table:table-cell>
        </table:table-row>
        <table:table-row table:style-name="ro5">
          <table:table-cell office:value-type="string">
            <text:p>CHAOS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5"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/>
          <table:table-cell table:formula="of:=SUM([.B9:.O9])" office:value-type="float" office:value="15">
            <text:p>15</text:p>
          </table:table-cell>
          <table:table-cell table:formula="of:=[$Sheet1.$H$20]" office:value-type="float" office:value="14">
            <text:p>14</text:p>
          </table:table-cell>
          <table:table-cell table:formula="of:=[.Q9]-[.H20]" office:value-type="float" office:value="1">
            <text:p>1</text:p>
          </table:table-cell>
        </table:table-row>
        <table:table-row table:style-name="ro5">
          <table:table-cell office:value-type="string">
            <text:p>NIGHT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/>
          <table:table-cell table:formula="of:=SUM([.B10:.O10])" office:value-type="float" office:value="14.5">
            <text:p>14.5</text:p>
          </table:table-cell>
          <table:table-cell table:formula="of:=[$Sheet1.$I$20]" office:value-type="float" office:value="14">
            <text:p>14</text:p>
          </table:table-cell>
          <table:table-cell table:formula="of:=[.Q10]-[.I20]" office:value-type="float" office:value="0.5">
            <text:p>0.5</text:p>
          </table:table-cell>
        </table:table-row>
        <table:table-row table:style-name="ro5">
          <table:table-cell office:value-type="string">
            <text:p>SHADOW</text:p>
          </table:table-cell>
          <table:table-cell table:style-name="ce2" office:value-type="float" office:value="0.5">
            <text:p>0.5</text:p>
          </table:table-cell>
          <table:table-cell table:number-columns-repeated="5" table:style-name="ce6" office:value-type="float" office:value="1">
            <text:p>1</text:p>
          </table:table-cell>
          <table:table-cell table:number-columns-repeated="2"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">
            <text:p>2</text:p>
          </table:table-cell>
          <table:table-cell/>
          <table:table-cell table:formula="of:=SUM([.B11:.O11])" office:value-type="float" office:value="14">
            <text:p>14</text:p>
          </table:table-cell>
          <table:table-cell table:formula="of:=[$Sheet1.$J$20]" office:value-type="float" office:value="13">
            <text:p>13</text:p>
          </table:table-cell>
          <table:table-cell table:formula="of:=[.Q11]-[.J20]" office:value-type="float" office:value="1">
            <text:p>1</text:p>
          </table:table-cell>
        </table:table-row>
        <table:table-row table:style-name="ro5">
          <table:table-cell office:value-type="string">
            <text:p>SPIRIT</text:p>
          </table:table-cell>
          <table:table-cell table:style-name="ce2" office:value-type="float" office:value="2">
            <text:p>2</text:p>
          </table:table-cell>
          <table:table-cell table:number-columns-repeated="5"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/>
          <table:table-cell table:formula="of:=SUM([.B12:.O12])" office:value-type="float" office:value="15.5">
            <text:p>15.5</text:p>
          </table:table-cell>
          <table:table-cell table:formula="of:=[$Sheet1.$K$20]" office:value-type="float" office:value="15.5">
            <text:p>15.5</text:p>
          </table:table-cell>
          <table:table-cell table:formula="of:=[.Q12]-[.K20]" office:value-type="float" office:value="0">
            <text:p>0</text:p>
          </table:table-cell>
        </table:table-row>
        <table:table-row table:style-name="ro5">
          <table:table-cell office:value-type="string">
            <text:p>LOVE</text:p>
          </table:table-cell>
          <table:table-cell table:style-name="ce2" office:value-type="float" office:value="0.5">
            <text:p>0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.5">
            <text:p>0.5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formula="of:=SUM([.B13:.O13])" office:value-type="float" office:value="13.5">
            <text:p>13.5</text:p>
          </table:table-cell>
          <table:table-cell table:formula="of:=[$Sheet1.$L$20]" office:value-type="float" office:value="14.5">
            <text:p>14.5</text:p>
          </table:table-cell>
          <table:table-cell table:formula="of:=[.Q13]-[.L20]" office:value-type="float" office:value="-1">
            <text:p>-1</text:p>
          </table:table-cell>
        </table:table-row>
        <table:table-row table:style-name="ro5">
          <table:table-cell office:value-type="string">
            <text:p>PASSION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/>
          <table:table-cell table:formula="of:=SUM([.B14:.O14])" office:value-type="float" office:value="17.5">
            <text:p>17.5</text:p>
          </table:table-cell>
          <table:table-cell table:formula="of:=[$Sheet1.$M$20]" office:value-type="float" office:value="18">
            <text:p>18</text:p>
          </table:table-cell>
          <table:table-cell table:formula="of:=[.Q14]-[.M20]" office:value-type="float" office:value="-0.5">
            <text:p>-0.5</text:p>
          </table:table-cell>
        </table:table-row>
        <table:table-row table:style-name="ro5">
          <table:table-cell office:value-type="string">
            <text:p>MUSIC</text:p>
          </table:table-cell>
          <table:table-cell table:style-name="ce2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">
            <text:p>0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/>
          <table:table-cell table:formula="of:=SUM([.B15:.O15])" office:value-type="float" office:value="16.5">
            <text:p>16.5</text:p>
          </table:table-cell>
          <table:table-cell table:formula="of:=[$Sheet1.$N$20]" office:value-type="float" office:value="15.5">
            <text:p>15.5</text:p>
          </table:table-cell>
          <table:table-cell table:formula="of:=[.Q15]-[.R15]" office:value-type="float" office:value="1">
            <text:p>1</text:p>
          </table:table-cell>
        </table:table-row>
        <table:table-row table:style-name="ro5">
          <table:table-cell office:value-type="string">
            <text:p>LIGHT</text:p>
          </table:table-cell>
          <table:table-cell table:style-name="ce2" office:value-type="float" office:value="1">
            <text:p>1</text:p>
          </table:table-cell>
          <table:table-cell table:number-columns-repeated="5" table:style-name="ce6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number-columns-repeated="5" table:style-name="ce2" office:value-type="float" office:value="1">
            <text:p>1</text:p>
          </table:table-cell>
          <table:table-cell/>
          <table:table-cell table:formula="of:=SUM([.B16:.O16])" office:value-type="float" office:value="14">
            <text:p>14</text:p>
          </table:table-cell>
          <table:table-cell table:formula="of:=[.O20]" office:value-type="float" office:value="13">
            <text:p>13</text:p>
          </table:table-cell>
          <table:table-cell table:formula="of:=[.Q16]-[.R16]" office:value-type="float" office:value="1">
            <text:p>1</text:p>
          </table:table-cell>
        </table:table-row>
        <table:table-row table:style-name="ro5" table:number-rows-repeated="2">
          <table:table-cell/>
          <table:table-cell table:style-name="ce4"/>
          <table:table-cell table:style-name="ce7" table:number-columns-repeated="5"/>
          <table:table-cell table:style-name="ce4" table:number-columns-repeated="8"/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Def. Suscept.</text:p>
          </table:table-cell>
          <table:table-cell table:formula="of:=SUM([.B3:.B16])" office:value-type="float" office:value="15">
            <text:p>15</text:p>
          </table:table-cell>
          <table:table-cell table:formula="of:=SUM([.C3:.C16])" office:value-type="float" office:value="16">
            <text:p>16</text:p>
          </table:table-cell>
          <table:table-cell table:formula="of:=SUM([.D3:.D16])" office:value-type="float" office:value="15">
            <text:p>15</text:p>
          </table:table-cell>
          <table:table-cell table:formula="of:=SUM([.E3:.E16])" office:value-type="float" office:value="16">
            <text:p>16</text:p>
          </table:table-cell>
          <table:table-cell table:formula="of:=SUM([.F3:.F16])" office:value-type="float" office:value="14.5">
            <text:p>14.5</text:p>
          </table:table-cell>
          <table:table-cell table:formula="of:=SUM([.G3:.G16])" office:value-type="float" office:value="15">
            <text:p>15</text:p>
          </table:table-cell>
          <table:table-cell table:formula="of:=SUM([.H3:.H16])" office:value-type="float" office:value="14">
            <text:p>14</text:p>
          </table:table-cell>
          <table:table-cell table:formula="of:=SUM([.I3:.I16])" office:value-type="float" office:value="14">
            <text:p>14</text:p>
          </table:table-cell>
          <table:table-cell table:formula="of:=SUM([.J3:.J16])" office:value-type="float" office:value="13">
            <text:p>13</text:p>
          </table:table-cell>
          <table:table-cell table:formula="of:=SUM([.K3:.K16])" office:value-type="float" office:value="15.5">
            <text:p>15.5</text:p>
          </table:table-cell>
          <table:table-cell table:formula="of:=SUM([.L3:.L16])" office:value-type="float" office:value="14.5">
            <text:p>14.5</text:p>
          </table:table-cell>
          <table:table-cell table:formula="of:=SUM([.M3:.M16])" office:value-type="float" office:value="18">
            <text:p>18</text:p>
          </table:table-cell>
          <table:table-cell table:formula="of:=SUM([.N3:.N16])" office:value-type="float" office:value="15.5">
            <text:p>15.5</text:p>
          </table:table-cell>
          <table:table-cell table:formula="of:=SUM([.O3:.O16])" office:value-type="float" office:value="13">
            <text:p>13</text:p>
          </table:table-cell>
          <table:table-cell table:number-columns-repeated="4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2" table:default-cell-style-name="Default"/>
        <table:table-column table:style-name="co6" table:default-cell-style-name="Default"/>
        <table:table-column table:style-name="co2" table:number-columns-repeated="11" table:default-cell-style-name="Default"/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</text:p>
          </table:table-cell>
          <table:table-cell table:formula="of:=MOD([.F1];2)"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OYALTY</text:p>
          </table:table-cell>
          <table:table-cell table:number-columns-repeated="2"/>
          <table:table-cell office:value-type="string" calcext:value-type="string">
            <text:p>AT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</text:p>
          </table:table-cell>
          <table:table-cell table:formula="of:=MOD([.F2];2)" office:value-type="float" office:value="0" calcext:value-type="float">
            <text:p>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ONESTY</text:p>
          </table:table-cell>
          <table:table-cell table:number-columns-repeated="2"/>
          <table:table-cell office:value-type="string" calcext:value-type="string">
            <text:p>DEF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formula="of:=MOD([.F3];2)" office:value-type="float" office:value="1" calcext:value-type="float">
            <text:p>1</text:p>
          </table:table-cell>
          <table:table-cell/>
          <table:table-cell table:formula="of:=[.I1]+2*[.I2]+4*[.I3]+8*[.I4]+16*[.I5]+32*[.I6]" office:value-type="float" office:value="53" calcext:value-type="float">
            <text:p>53</text:p>
          </table:table-cell>
          <table:table-cell table:formula="of:=INT([.K3]*13/63)" office:value-type="float" office:value="10" calcext:value-type="float">
            <text:p>10</text:p>
          </table:table-cell>
          <table:table-cell table:formula="of:=INDIRECT(CONCATENATE(&quot;B&quot;;([.L3]+1)))" office:value-type="string" office:string-value="LOVE" calcext:value-type="string">
            <text:p>LOVE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AUGHTER</text:p>
          </table:table-cell>
          <table:table-cell table:number-columns-repeated="2"/>
          <table:table-cell office:value-type="string" calcext:value-type="string">
            <text:p>SP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</text:p>
          </table:table-cell>
          <table:table-cell table:formula="of:=MOD([.F4];2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KINDNESS</text:p>
          </table:table-cell>
          <table:table-cell table:number-columns-repeated="2"/>
          <table:table-cell office:value-type="string" calcext:value-type="string">
            <text:p>SPD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</text:p>
          </table:table-cell>
          <table:table-cell table:formula="of:=MOD([.F5];2)"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GENEROSITY</text:p>
          </table:table-cell>
          <table:table-cell table:number-columns-repeated="2"/>
          <table:table-cell office:value-type="string" calcext:value-type="string">
            <text:p>SP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MOD([.F6];2)"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HAOS</text:p>
          </table:table-cell>
          <table:table-cell table:number-columns-repeated="11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NIGHT</text:p>
          </table:table-cell>
          <table:table-cell table:number-columns-repeated="11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HADOW</text:p>
          </table:table-cell>
          <table:table-cell table:number-columns-repeated="1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PIRIT</text:p>
          </table:table-cell>
          <table:table-cell table:number-columns-repeated="11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LOVE</text:p>
          </table:table-cell>
          <table:table-cell table:number-columns-repeated="11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ASSION</text:p>
          </table:table-cell>
          <table:table-cell table:number-columns-repeated="1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MUSIC</text:p>
          </table:table-cell>
          <table:table-cell table:number-columns-repeated="11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LIGHT</text:p>
          </table:table-cell>
          <table:table-cell table:number-columns-repeated="11"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x" style:display-name="2x" style:family="table-cell" style:parent-style-name="Default">
      <style:table-cell-properties fo:background-color="#00ff00"/>
    </style:style>
    <style:style style:name="_30_.5x" style:display-name="0.5x" style:family="table-cell" style:parent-style-name="Default">
      <style:table-cell-properties fo:background-color="#ff0000"/>
    </style:style>
    <style:style style:name="Untitled1" style:family="table-cell" style:parent-style-name="Default">
      <style:table-cell-properties fo:background-color="#80008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 style:data-style-name="N2" text:time-value="0000-00-00T11:56:13.873918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18:30:41</meta:creation-date>
    <meta:editing-duration>PT7M26S</meta:editing-duration>
    <meta:editing-cycles>6</meta:editing-cycles>
    <meta:generator>LibreOffice/4.1.6.2$Linux_X86_64 LibreOffice_project/410m0$Build-2</meta:generator>
    <dc:date>2014-09-13T12:04:58.836651825</dc:date>
    <meta:document-statistic meta:table-count="3" meta:cell-count="342" meta:object-count="0"/>
  </office:meta>
</office:document-meta>
</file>